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USER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name</text:p>
          </table:table-cell>
          <table:table-cell office:value-type="string">
            <text:p>pwhash</text:p>
          </table:table-cell>
          <table:table-cell office:value-type="string">
            <text:p>pwsalt</text:p>
          </table:table-cell>
          <table:table-cell office:value-type="string">
            <text:p>userType</text:p>
          </table:table-cell>
          <table:table-cell office:value-type="string">
            <text:p>creationDate</text:p>
          </table:table-cell>
          <table:table-cell office:value-type="string">
            <text:p>locked</text:p>
          </table:table-cell>
          <table:table-cell office:value-type="string">
            <text:p>password (NOT TO GO INTO TABLE)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 office:value-type="string">
            <text:p>Mike</text:p>
          </table:table-cell>
          <table:table-cell table:style-name="ce1" office:value-type="string">
            <text:p>b109f3bbbc244eb82441917ed06d618b9008dd09b3befd1b5e07394c706a8bb980b1d7785e5976ec049b46df5f1326af5a2ea6d103fd07c95385ffab0cacbc8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password 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string">
            <text:p>Evan</text:p>
          </table:table-cell>
          <table:table-cell table:style-name="ce1" office:value-type="string">
            <text:p>e13efc991a9bf44bbb4da87cdbb725240184585ccaf270523170e008cf2a3b85f45f86c3da647f69780fb9e971caf5437b3d06d418355a68c9760c70a31d05c7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234567">
            <text:p>1234567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banana</text:p>
          </table:table-cell>
          <table:table-cell office:value-type="string">
            <text:p>Dr. Banana</text:p>
          </table:table-cell>
          <table:table-cell table:style-name="ce1" office:value-type="string">
            <text:p>cd948366d97dcd4b81dba27cdd90aa74341c1bd7c192ad6464395f734c54c1058ee9f670a298f397c05f3d2364693e584fcc9acd65f0bc211062f85657c3cb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banj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EMO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<text:s/>id</text:p>
          </table:table-cell>
          <table:table-cell office:value-type="string">
            <text:p>title</text:p>
          </table:table-cell>
          <table:table-cell office:value-type="string">
            <text:p>posterID</text:p>
          </table:table-cell>
          <table:table-cell office:value-type="string">
            <text:p>postDate</text:p>
          </table:table-cell>
          <table:table-cell office:value-type="string">
            <text:p>content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“test”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testingcontent”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“testTitle”</text:p>
          </table:table-cell>
          <table:table-cell office:value-type="float" office:value="1">
            <text:p>1</text:p>
          </table:table-cell>
          <table:table-cell/>
          <table:table-cell office:value-type="string">
            <text:p>“a”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7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huang </meta:initial-creator>
    <meta:creation-date>2012-04-05T16:56:22</meta:creation-date>
    <dc:date>2012-04-05T17:26:02</dc:date>
    <dc:creator>sthuang </dc:creator>
    <meta:editing-duration>PT00H03M09S</meta:editing-duration>
    <meta:editing-cycles>1</meta:editing-cycles>
    <meta:document-statistic meta:table-count="3" meta:cell-count="43" meta:object-count="0"/>
    <meta:generator>OpenOffice.org/3.2$Unix OpenOffice.org_project/320m19$Build-9505</meta:generator>
  </office:meta>
</office:document-meta>
</file>